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09ed23" officeooo:paragraph-rsid="0009ed23"/>
    </style:style>
    <style:style style:name="P2" style:family="paragraph" style:parent-style-name="Text_20_body">
      <style:text-properties officeooo:rsid="0009ed23" officeooo:paragraph-rsid="0009ed23"/>
    </style:style>
    <style:style style:name="P3" style:family="paragraph" style:parent-style-name="Text_20_body" style:list-style-name="L1">
      <style:text-properties officeooo:rsid="0009ed23" officeooo:paragraph-rsid="0009ed23"/>
    </style:style>
    <style:style style:name="P4" style:family="paragraph" style:parent-style-name="Text_20_body" style:list-style-name="L1">
      <style:text-properties officeooo:rsid="000aa1d6" officeooo:paragraph-rsid="000aa1d6"/>
    </style:style>
    <style:style style:name="P5" style:family="paragraph" style:parent-style-name="Text_20_body">
      <style:text-properties officeooo:rsid="000aa1d6" officeooo:paragraph-rsid="000aa1d6"/>
    </style:style>
    <style:style style:name="P6" style:family="paragraph" style:parent-style-name="Text_20_body" style:list-style-name="L2">
      <style:text-properties officeooo:rsid="000aa1d6" officeooo:paragraph-rsid="000aa1d6"/>
    </style:style>
    <style:style style:name="P7" style:family="paragraph" style:parent-style-name="Text_20_body" style:list-style-name="L2">
      <style:text-properties officeooo:rsid="000b57f1" officeooo:paragraph-rsid="000b57f1"/>
    </style:style>
    <style:style style:name="P8" style:family="paragraph" style:parent-style-name="Title">
      <style:text-properties officeooo:rsid="0009ed23" officeooo:paragraph-rsid="0009ed23"/>
    </style:style>
    <style:style style:name="T1" style:family="text">
      <style:text-properties officeooo:rsid="000aa1d6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User Stories</text:p>
      <text:h text:style-name="P1" text:outline-level="1">Minimum Viable Product</text:h>
      <text:list xml:id="list4133085892" text:style-name="L1">
        <text:list-item>
          <text:p text:style-name="P3">Sailor can view the leader-board with a web browser to see who is winning the series</text:p>
        </text:list-item>
        <text:list-item>
          <text:p text:style-name="P3">Race officer can login to admin account to input information</text:p>
          <text:p text:style-name="P3"/>
        </text:list-item>
        <text:list-item>
          <text:p text:style-name="P3">Race officer can add a new series to start adding races</text:p>
        </text:list-item>
        <text:list-item>
          <text:p text:style-name="P4">Race officer can add a sailor to a series so they can enter races</text:p>
        </text:list-item>
        <text:list-item>
          <text:p text:style-name="P3">Race officer can add a new race to a series to add race results</text:p>
        </text:list-item>
        <text:list-item>
          <text:p text:style-name="P3">Race officer can add a sailor to a race to enter them in the race</text:p>
        </text:list-item>
        <text:list-item>
          <text:p text:style-name="P3">Race officer can select which boat the sailor is in to apply correct handicap</text:p>
        </text:list-item>
        <text:list-item>
          <text:p text:style-name="P3">Race officer can add a sailor’s race time to record a race result</text:p>
        </text:list-item>
      </text:list>
      <text:p text:style-name="P2"/>
      <text:list xml:id="list145508728190471" text:continue-numbering="true" text:style-name="L1">
        <text:list-item>
          <text:p text:style-name="P4">Race officer can remove incorrect sailors, races and series’ to undo mistakes</text:p>
        </text:list-item>
      </text:list>
      <text:p text:style-name="P2"/>
      <text:list xml:id="list145508666863666" text:continue-numbering="true" text:style-name="L1">
        <text:list-item>
          <text:p text:style-name="P3">Race officer can indicate a sailor was a shore officer to give them correct credit</text:p>
        </text:list-item>
        <text:list-item>
          <text:p text:style-name="P3">Race officer can indicate a sailor <text:span text:style-name="T1">started but didn’t finish to give them correct credit</text:span></text:p>
        </text:list-item>
      </text:list>
      <text:p text:style-name="P2"/>
      <text:list xml:id="list145507860294290" text:continue-numbering="true" text:style-name="L1">
        <text:list-item>
          <text:p text:style-name="P4">Race officer can see score of each sailor in the race that is automaticity calculated to know the results</text:p>
        </text:list-item>
        <text:list-item>
          <text:p text:style-name="P4">Race officer can see leader-board automaticity updated with scores so that they know the current state of the series</text:p>
        </text:list-item>
      </text:list>
      <text:p text:style-name="P5"/>
      <text:list xml:id="list145508850974765" text:continue-numbering="true" text:style-name="L1">
        <text:list-item>
          <text:p text:style-name="P4">Race officer can update the handicap scores when scores updated</text:p>
        </text:list-item>
        <text:list-item>
          <text:p text:style-name="P4">System can keep old handicaps the same so race results are not changed</text:p>
        </text:list-item>
      </text:list>
      <text:h text:style-name="P1" text:outline-level="1">Should have</text:h>
      <text:list xml:id="list2567659103" text:style-name="L2">
        <text:list-item>
          <text:p text:style-name="P6">A new user can easily install software on their own machine or a cloud platform of their choice to be able to use it</text:p>
        </text:list-item>
        <text:list-item>
          <text:p text:style-name="P6">Race officer can define a pattern to exclude worst scoring races if sailor has entered enough of them</text:p>
        </text:list-item>
      </text:list>
      <text:h text:style-name="P1" text:outline-level="1"><text:soft-page-break/>Future additions</text:h>
      <text:list xml:id="list145507012112634" text:continue-numbering="true" text:style-name="L2">
        <text:list-item>
          <text:p text:style-name="P6">A user can use <text:s/>API to give leader-board to automaticity import leader-board to other websites</text:p>
        </text:list-item>
        <text:list-item>
          <text:p text:style-name="P6">Race officer can input race times with app to make putting the results in easier</text:p>
        </text:list-item>
        <text:list-item>
          <text:p text:style-name="P7">Users can have accounts to track their results across multiple sire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4T14:28:35.628251720</meta:creation-date>
    <dc:date>2022-11-04T14:55:06.787521838</dc:date>
    <meta:editing-duration>PT1M30S</meta:editing-duration>
    <meta:editing-cycles>1</meta:editing-cycles>
    <meta:document-statistic meta:table-count="0" meta:image-count="0" meta:object-count="0" meta:page-count="2" meta:paragraph-count="25" meta:word-count="323" meta:character-count="1676" meta:non-whitespace-character-count="1397"/>
    <meta:generator>LibreOffice/7.3.6.2$Linux_X86_64 LibreOffice_project/30$Build-2</meta:generator>
  </office:meta>
</office:document-meta>
</file>